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3313in" style:rel-column-width="477*"/>
    </style:style>
    <style:style style:name="Table1.B" style:family="table-column">
      <style:table-column-properties style:column-width="0.5403in" style:rel-column-width="778*"/>
    </style:style>
    <style:style style:name="Table1.C" style:family="table-column">
      <style:table-column-properties style:column-width="1.0132in" style:rel-column-width="1459*"/>
    </style:style>
    <style:style style:name="Table1.D" style:family="table-column">
      <style:table-column-properties style:column-width="1.5757in" style:rel-column-width="2269*"/>
    </style:style>
    <style:style style:name="Table1.E" style:family="table-column">
      <style:table-column-properties style:column-width="1.2743in" style:rel-column-width="1835*"/>
    </style:style>
    <style:style style:name="Table1.F" style:family="table-column">
      <style:table-column-properties style:column-width="1.0417in" style:rel-column-width="1500*"/>
    </style:style>
    <style:style style:name="Table1.G" style:family="table-column">
      <style:table-column-properties style:column-width="1.1486in" style:rel-column-width="1654*"/>
    </style:style>
    <style:style style:name="Table1.1" style:family="table-row">
      <style:table-row-properties style:min-row-height="0.4743in"/>
    </style:style>
    <style:style style:name="Table1.A1" style:family="table-cell">
      <style:table-cell-properties style:vertical-align="middle" fo:padding="0.0382in" fo:border="none"/>
    </style:style>
    <style:style style:name="Table1.2" style:family="table-row">
      <style:table-row-properties style:min-row-height="0.1507in"/>
    </style:style>
    <style:style style:name="Table1.A2" style:family="table-cell">
      <style:table-cell-properties style:vertical-align="middle" fo:padding="0.0382in" fo:border-left="none" fo:border-right="none" fo:border-top="none" fo:border-bottom="0.0007in solid #000000"/>
    </style:style>
    <style:style style:name="Table1.A3" style:family="table-cell">
      <style:table-cell-properties fo:padding="0.0097in" fo:border-left="none" fo:border-right="none" fo:border-top="0.0007in solid #000000" fo:border-bottom="0.0139in solid #000000"/>
    </style:style>
    <style:style style:name="Table1.A4" style:family="table-cell">
      <style:table-cell-properties fo:padding="0.0097in" fo:border="none"/>
    </style:style>
    <style:style style:name="Table1.5" style:family="table-row">
      <style:table-row-properties style:min-row-height="0.1701in"/>
    </style:style>
    <style:style style:name="Table1.A6" style:family="table-cell">
      <style:table-cell-properties fo:padding="0.0097in" fo:border-left="none" fo:border-right="none" fo:border-top="none" fo:border-bottom="0.0139in solid #000000"/>
    </style:style>
    <style:style style:name="Table1.A12" style:family="table-cell">
      <style:table-cell-properties fo:padding="0.0097in" fo:border-left="none" fo:border-right="none" fo:border-top="0.0139in solid #000000" fo:border-bottom="0.0007in solid #000000"/>
    </style:style>
    <style:style style:name="P1" style:family="paragraph" style:parent-style-name="Footer">
      <style:text-properties fo:font-size="6pt" style:font-size-asian="6pt" style:font-size-complex="6pt"/>
    </style:style>
    <style:style style:name="P2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end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text-properties style:font-name="Liberation Serif" fo:font-size="9pt" style:font-size-asian="9pt" style:font-size-complex="9pt"/>
    </style:style>
    <style:style style:name="P7" style:family="paragraph" style:parent-style-name="Table_20_Contents">
      <style:paragraph-properties fo:text-align="end" style:justify-single-word="false"/>
      <style:text-properties style:font-name="Liberation Serif" fo:font-size="9pt" style:font-size-asian="9pt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9pt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1" style:family="paragraph" style:parent-style-name="Table_20_Contents">
      <style:paragraph-properties fo:text-align="end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2" style:family="paragraph" style:parent-style-name="Standard" style:master-page-name="">
      <style:paragraph-properties fo:keep-together="always" style:page-number="auto" fo:keep-with-next="always"/>
      <style:text-properties fo:font-size="14pt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" fo:font-size="9pt" style:font-size-asian="9pt" style:font-size-complex="9pt"/>
    </style:style>
    <style:style style:name="T1" style:family="text">
      <style:text-properties style:font-name="Arial"/>
    </style:style>
    <style:style style:name="T2" style:family="text">
      <style:text-properties fo:color="#000000" style:font-name="Arial" fo:font-size="12pt" fo:language="hr" fo:country="HR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columns-spanned="7" office:value-type="string">
              <text:p text:style-name="P9"><text:span text:style-name="T2"><text:placeholder text:placeholder-type="text">&lt;setLang(o.company_id.partner_id.lang or 'hr_HR')&gt;</text:placeholder></text:span>Rekapitulacija dokumenta <text:text-input text:description="&lt;o.name&gt;">name</text:text-input> - <text:text-input text:description="&lt;o.journal_id.name or 'UNKNOWN'&gt;">journal_name</text:text-input> od <text:text-input text:description="&lt;o.date&gt;">date</text:text-inpu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2">
            <table:table-cell table:style-name="Table1.A2" table:number-columns-spanned="4" office:value-type="string">
              <text:p text:style-name="P10">Banka:<text:text-input text:description="&lt;get_bank_name(o)&gt;">partner_bank</text:text-input></text:p>
            </table:table-cell>
            <table:covered-table-cell/>
            <table:covered-table-cell/>
            <table:covered-table-cell/>
            <table:table-cell table:style-name="Table1.A2" table:number-columns-spanned="3" office:value-type="string">
              <text:p text:style-name="P11">Žiro račun:<text:text-input text:description="&lt;get_bank_acc_number(o)&gt;">acc_number</text:text-input></text:p>
            </table:table-cell>
            <table:covered-table-cell/>
            <table:covered-table-cell/>
          </table:table-row>
        </table:table-header-rows>
        <table:table-row>
          <table:table-cell table:style-name="Table1.A3" office:value-type="string">
            <text:p text:style-name="P2">Br.</text:p>
          </table:table-cell>
          <table:table-cell table:style-name="Table1.A3" office:value-type="string">
            <text:p text:style-name="P2">Konto</text:p>
          </table:table-cell>
          <table:table-cell table:style-name="Table1.A3" office:value-type="string">
            <text:p text:style-name="P2">Ref.</text:p>
          </table:table-cell>
          <table:table-cell table:style-name="Table1.A3" table:number-columns-spanned="2" office:value-type="string">
            <text:p text:style-name="P2">Opis</text:p>
          </table:table-cell>
          <table:covered-table-cell/>
          <table:table-cell table:style-name="Table1.A3" office:value-type="string">
            <text:p text:style-name="P3">Duguje</text:p>
          </table:table-cell>
          <table:table-cell table:style-name="Table1.A3" office:value-type="string">
            <text:p text:style-name="P3">Potražuje</text:p>
          </table:table-cell>
        </table:table-row>
        <table:table-row>
          <table:table-cell table:style-name="Table1.A4" table:number-columns-spanned="7" office:value-type="string">
            <text:p text:style-name="Table_20_Contents"><text:text-input text:description="&lt;for each=&quot;line in get_lines(o)&quot;&gt;">for 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4" table:number-columns-spanned="7" office:value-type="string">
            <text:p text:style-name="P8"><text:text-input text:description="&lt;if test=&quot;line.rownum == '2.'&quot;&gt;">if 2. row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6" office:value-type="string">
            <text:p text:style-name="P7"><text:text-input text:description="&lt;line.rownum&gt;">cnt</text:text-input></text:p>
          </table:table-cell>
          <table:table-cell table:style-name="Table1.A6" office:value-type="string">
            <text:p text:style-name="P8"><text:s/><text:text-input text:description="&lt;line.code&gt;">code</text:text-input></text:p>
          </table:table-cell>
          <table:table-cell table:style-name="Table1.A6" office:value-type="string">
            <text:p text:style-name="P8"/>
          </table:table-cell>
          <table:table-cell table:style-name="Table1.A6" table:number-columns-spanned="2" office:value-type="string">
            <text:p text:style-name="P6"><text:s/><text:text-input text:description="&lt;line.name&gt;">name</text:text-input></text:p>
          </table:table-cell>
          <table:covered-table-cell/>
          <table:table-cell table:style-name="Table1.A6" office:value-type="string">
            <text:p text:style-name="P7"><text:text-input text:description="&lt;formatLang(line.debit)&gt;">debt</text:text-input> <text:text-input text:description="&lt;if test=&quot;line.debit&quot;&gt;">if debt</text:text-input><text:text-input text:description="&lt;o.currency.symbol or o.company_id.currency_id.symbol or '???'&gt;">kn</text:text-input><text:text-input text:description="&lt;/if&gt;">if end</text:text-input></text:p>
          </table:table-cell>
          <table:table-cell table:style-name="Table1.A6" office:value-type="string">
            <text:p text:style-name="P7"><text:text-input text:description="&lt;formatLang(line.credit)&gt;">credit</text:text-input> <text:text-input text:description="&lt;if test=&quot;line.credit&quot;&gt;">if credit</text:text-input><text:text-input text:description="&lt;o.currency.symbol or o.company_id.currency_id.symbol or '???'&gt;">kn</text:text-input><text:text-input text:description="&lt;/if&gt;">if end</text:text-input></text:p>
          </table:table-cell>
        </table:table-row>
        <table:table-row table:style-name="Table1.5">
          <table:table-cell table:style-name="Table1.A4" table:number-columns-spanned="7" office:value-type="string">
            <text:p text:style-name="P8"><text:text-input text:description="&lt;/if&gt;">if end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4" table:number-columns-spanned="7" office:value-type="string">
            <text:p text:style-name="P8"><text:text-input text:description="&lt;if test=&quot;line.rownum != '2.'&quot;&gt;">if not 2. row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4" office:value-type="string">
            <text:p text:style-name="P7"><text:text-input text:description="&lt;line.rownum&gt;">cnt</text:text-input></text:p>
          </table:table-cell>
          <table:table-cell table:style-name="Table1.A4" office:value-type="string">
            <text:p text:style-name="P8"><text:s/><text:text-input text:description="&lt;line.code&gt;">code</text:text-input></text:p>
          </table:table-cell>
          <table:table-cell table:style-name="Table1.A4" office:value-type="string">
            <text:p text:style-name="P8"><text:text-input text:description="&lt;line.ref&gt;">ref</text:text-input></text:p>
          </table:table-cell>
          <table:table-cell table:style-name="Table1.A4" table:number-columns-spanned="2" office:value-type="string">
            <text:p text:style-name="P6"><text:s/><text:text-input text:description="&lt;line.name&gt;">name</text:text-input></text:p>
          </table:table-cell>
          <table:covered-table-cell/>
          <table:table-cell table:style-name="Table1.A4" office:value-type="string">
            <text:p text:style-name="P7"><text:text-input text:description="&lt;formatLang(line.debit)&gt;">debt</text:text-input> <text:text-input text:description="&lt;if test=&quot;line.debit&quot;&gt;">if debt</text:text-input><text:text-input text:description="&lt;o.currency.symbol or o.company_id.currency_id.symbol or '???'&gt;">kn</text:text-input><text:text-input text:description="&lt;/if&gt;">if end</text:text-input></text:p>
          </table:table-cell>
          <table:table-cell table:style-name="Table1.A4" office:value-type="string">
            <text:p text:style-name="P7"><text:text-input text:description="&lt;formatLang(line.credit)&gt;">credit</text:text-input> <text:text-input text:description="&lt;if test=&quot;line.credit&quot;&gt;">if credit</text:text-input><text:text-input text:description="&lt;o.currency.symbol or o.company_id.currency_id.symbol or '???'&gt;">kn</text:text-input><text:text-input text:description="&lt;/if&gt;">if end</text:text-input></text:p>
          </table:table-cell>
        </table:table-row>
        <table:table-row table:style-name="Table1.5">
          <table:table-cell table:style-name="Table1.A4" table:number-columns-spanned="7" office:value-type="string">
            <text:p text:style-name="P8"><text:text-input text:description="&lt;/if&gt;">if end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4" table:number-columns-spanned="7" office:value-type="string">
            <text:p text:style-name="Table_20_Contents"><text:text-input text:description="&lt;/for&gt;">for lines end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2" table:number-columns-spanned="5" office:value-type="string">
            <text:p text:style-name="P4">UKUPNO:</text:p>
          </table:table-cell>
          <table:covered-table-cell/>
          <table:covered-table-cell/>
          <table:covered-table-cell/>
          <table:covered-table-cell/>
          <table:table-cell table:style-name="Table1.A12" office:value-type="string">
            <text:p text:style-name="P5"><text:text-input text:description="&lt;formatLang(get_total_debt() or 0.00)&gt;">ukupno duguje</text:text-input> <text:text-input text:description="&lt;o.currency.symbol or o.company_id.currency_id.symbol or '???'&gt;">kn</text:text-input></text:p>
          </table:table-cell>
          <table:table-cell table:style-name="Table1.A12" office:value-type="string">
            <text:p text:style-name="P5"><text:text-input text:description="&lt;formatLang(get_total_credit() or 0.00)&gt;">ukupno potražuje</text:text-input> <text:text-input text:description="&lt;o.currency.symbol or o.company_id.currency_id.symbol or '???'&gt;">kn</text:text-input></text:p>
          </table:table-cell>
        </table:table-row>
      </table:table>
      <text:p text:style-name="Standard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6pt" style:font-size-asian="6pt" style:font-size-complex="6pt"/>
    </style:style>
    <style:style style:name="MT1" style:family="text">
      <style:text-properties style:font-name="Ari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Programska podrška: APLIKACIJA d.o.o. Zagreb. (programi za zdravstvo). Tel:01/6697-061. Fax:01/6688-899<text:tab/><text:span text:style-name="MT1">Str </text:span><text:span text:style-name="MT1"><text:page-number text:select-page="current">1</text:page-number></text:span><text:span text:style-name="MT1"> od 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ejan </meta:initial-creator>
    <meta:creation-date>2011-05-12T12:06:34</meta:creation-date>
    <meta:generator>OpenOffice.org/3.2$Unix OpenOffice.org_project/320m12$Build-9483</meta:generator>
    <dc:date>2011-05-19T12:09:28</dc:date>
    <dc:creator>dejan </dc:creator>
    <meta:editing-duration>PT07H57M28S</meta:editing-duration>
    <meta:editing-cycles>74</meta:editing-cycles>
    <meta:document-statistic meta:table-count="1" meta:image-count="0" meta:object-count="0" meta:page-count="1" meta:paragraph-count="30" meta:word-count="78" meta:character-count="501"/>
  </office:meta>
</office:document-meta>
</file>